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15562047D100D972.png" manifest:media-type="image/png"/>
  <manifest:file-entry manifest:full-path="Pictures/10000000000001B200000090B9B4564ECC4A0152.jpg" manifest:media-type="image/jpeg"/>
  <manifest:file-entry manifest:full-path="Pictures/100000000000049D000004C622E89DD0210BCD22.jpg" manifest:media-type="image/jpeg"/>
  <manifest:file-entry manifest:full-path="Pictures/100000000000023E000001BD5C233060701760A9.jpg" manifest:media-type="image/jpeg"/>
  <manifest:file-entry manifest:full-path="Pictures/100002010000021000000116C1A8765AA9BBEB2D.png" manifest:media-type="image/png"/>
  <manifest:file-entry manifest:full-path="Pictures/100002010000017500000096D311EA365C1D45DC.png" manifest:media-type="image/png"/>
  <manifest:file-entry manifest:full-path="Pictures/100002010000038400000384CA226E608FE06D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name="Picture 7" draw:style-name="gr1" draw:text-style-name="P1" draw:layer="layout" svg:width="1.677cm" svg:height="1.3cm" svg:x="3.703cm" svg:y="0.348cm">
          <draw:image xlink:href="Pictures/100000000000023E000001BD5C233060701760A9.jpg" xlink:type="simple" xlink:show="embed" xlink:actuate="onLoad">
            <text:p/>
          </draw:image>
        </draw:frame>
        <draw:frame draw:style-name="gr2" draw:text-style-name="P2" draw:layer="layout" svg:width="2.65cm" svg:height="1.395cm" svg:x="0.453cm" svg:y="0.301cm">
          <draw:image xlink:href="Pictures/100002010000021000000116C1A8765AA9BBEB2D.png" xlink:type="simple" xlink:show="embed" xlink:actuate="onLoad">
            <text:p/>
          </draw:image>
        </draw:frame>
        <draw:frame draw:style-name="gr2" draw:text-style-name="P2" draw:layer="layout" svg:width="1.595cm" svg:height="1.595cm" svg:x="14.008cm" svg:y="0.201cm">
          <draw:image xlink:href="Pictures/100002010000038400000384CA226E608FE06D66.png" xlink:type="simple" xlink:show="embed" xlink:actuate="onLoad">
            <text:p/>
          </draw:image>
        </draw:frame>
        <draw:frame draw:style-name="gr2" draw:text-style-name="P2" draw:layer="layout" svg:width="2.8cm" svg:height="1.126cm" svg:x="8.803cm" svg:y="0.435cm">
          <draw:image xlink:href="Pictures/100002010000017500000096D311EA365C1D45DC.png" xlink:type="simple" xlink:show="embed" xlink:actuate="onLoad">
            <text:p/>
          </draw:image>
        </draw:frame>
        <draw:frame draw:name="Picture 2" draw:style-name="gr1" draw:text-style-name="P1" draw:layer="layout" svg:width="1.736cm" svg:height="1.797cm" svg:x="16.064cm" svg:y="0.1cm">
          <draw:image xlink:href="Pictures/100000000000049D000004C622E89DD0210BCD22.jpg" xlink:type="simple" xlink:show="embed" xlink:actuate="onLoad">
            <text:p/>
          </draw:image>
        </draw:frame>
        <draw:frame draw:style-name="gr3" draw:text-style-name="P2" draw:layer="layout" svg:width="2.713cm" svg:height="0.9cm" svg:x="5.787cm" svg:y="0.5cm">
          <draw:image xlink:href="Pictures/10000000000001B200000090B9B4564ECC4A0152.jpg" xlink:type="simple" xlink:show="embed" xlink:actuate="onLoad">
            <text:p/>
          </draw:image>
        </draw:frame>
        <draw:frame draw:style-name="gr4" draw:text-style-name="P3" draw:layer="layout" svg:width="1.5cm" svg:height="1.5cm" svg:x="12.1cm" svg:y="0.3cm">
          <draw:image xlink:href="Pictures/10000201000004000000040015562047D100D97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8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3T15:48:31.340743961</meta:creation-date>
    <dc:date>2017-11-07T10:48:45.694055288</dc:date>
    <meta:editing-duration>PT1M46S</meta:editing-duration>
    <meta:editing-cycles>5</meta:editing-cycles>
    <meta:generator>LibreOffice/5.1.6.2$Linux_X86_64 LibreOffice_project/10m0$Build-2</meta:generator>
    <meta:document-statistic meta:object-count="7"/>
  </office:meta>
</office:document-meta>
</file>